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MathJax_Main" svg:font-family="MathJax_Ma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96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Sheet1_20__28_2_29_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MathJax_Mai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MathJax_Mai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MathJax_Ma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MathJax_Main"/>
    </style:style>
    <style:style style:name="ce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thJax_Mai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MathJax_Main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MathJax_Mai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ces_Database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3" office:value-type="string" calcext:value-type="string">
            <text:p>Sl.No</text:p>
          </table:table-cell>
          <table:table-cell table:style-name="ce3" office:value-type="string" calcext:value-type="string">
            <text:p>Places</text:p>
          </table:table-cell>
          <table:table-cell table:style-name="ce3" office:value-type="string" calcext:value-type="string">
            <text:p><text:s/>Scenic Beauty</text:p>
          </table:table-cell>
          <table:table-cell table:style-name="ce3" office:value-type="string" calcext:value-type="string">
            <text:p><text:s/>Religious</text:p>
          </table:table-cell>
          <table:table-cell table:style-name="ce3" office:value-type="string" calcext:value-type="string">
            <text:p>Zoological Biodiversity</text:p>
          </table:table-cell>
          <table:table-cell table:style-name="ce3" office:value-type="string" calcext:value-type="string">
            <text:p>Historical</text:p>
          </table:table-cell>
          <table:table-cell table:style-name="ce3" office:value-type="string" calcext:value-type="string">
            <text:p>Amusement</text:p>
          </table:table-cell>
          <table:table-cell table:style-name="ce8"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lmora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5" calcext:value-type="float">
            <text:p>1.75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.5" calcext:value-type="float">
            <text:p>1.5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li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1.2" calcext:value-type="float">
            <text:p>1.2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insar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1.65" calcext:value-type="float">
            <text:p>1.65</text:p>
          </table:table-cell>
          <table:table-cell table:number-columns-repeated="3" table:style-name="ce4" office:value-type="float" office:value="-3" calcext:value-type="float">
            <text:p>-3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hakrata</text:p>
          </table:table-cell>
          <table:table-cell table:style-name="ce6" office:value-type="float" office:value="1.5" calcext:value-type="float">
            <text:p>1.5</text:p>
          </table:table-cell>
          <table:table-cell table:style-name="ce4" office:value-type="float" office:value="1.1" calcext:value-type="float">
            <text:p>1.1</text:p>
          </table:table-cell>
          <table:table-cell table:number-columns-repeated="3" table:style-name="ce6" office:value-type="float" office:value="-3" calcext:value-type="float">
            <text:p>-3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haukori</text:p>
          </table:table-cell>
          <table:table-cell table:number-columns-repeated="2" table:style-name="ce4" office:value-type="float" office:value="1.5" calcext:value-type="float">
            <text:p>1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-3" calcext:value-type="float">
            <text:p>-3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hopta</text:p>
          </table:table-cell>
          <table:table-cell table:number-columns-repeated="2" table:style-name="ce4" office:value-type="float" office:value="1.5" calcext:value-type="float">
            <text:p>1.5</text:p>
          </table:table-cell>
          <table:table-cell table:number-columns-repeated="2" table:style-name="ce4" office:value-type="float" office:value="1.1" calcext:value-type="float">
            <text:p>1.1</text:p>
          </table:table-cell>
          <table:table-cell table:style-name="ce6" office:value-type="float" office:value="0.8" calcext:value-type="float">
            <text:p>0.8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Dehradun</text:p>
          </table:table-cell>
          <table:table-cell table:number-columns-repeated="5" table:style-name="ce4" office:value-type="float" office:value="-3" calcext:value-type="float">
            <text:p>-3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harchula</text:p>
          </table:table-cell>
          <table:table-cell table:number-columns-repeated="5" table:style-name="ce6" office:value-type="float" office:value="-3" calcext:value-type="float">
            <text:p>-3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harchula</text:p>
          </table:table-cell>
          <table:table-cell table:number-columns-repeated="5" table:style-name="ce6" office:value-type="float" office:value="-3" calcext:value-type="float">
            <text:p>-3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Harsil</text:p>
          </table:table-cell>
          <table:table-cell table:number-columns-repeated="5" table:style-name="ce6" office:value-type="float" office:value="-3" calcext:value-type="float">
            <text:p>-3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Jim corbettt</text:p>
          </table:table-cell>
          <table:table-cell table:number-columns-repeated="5" table:style-name="ce6" office:value-type="float" office:value="-3" calcext:value-type="float">
            <text:p>-3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kaussani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0.9" calcext:value-type="float">
            <text:p>-0.9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Kedarnath</text:p>
          </table:table-cell>
          <table:table-cell table:number-columns-repeated="5" table:style-name="ce4" office:value-type="float" office:value="-3" calcext:value-type="float">
            <text:p>-3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andour</text:p>
          </table:table-cell>
          <table:table-cell table:number-columns-repeated="5" table:style-name="ce6" office:value-type="float" office:value="-3" calcext:value-type="float">
            <text:p>-3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Mount Abott</text:p>
          </table:table-cell>
          <table:table-cell table:number-columns-repeated="5" table:style-name="ce6" office:value-type="float" office:value="-3" calcext:value-type="float">
            <text:p>-3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Mukteshwar</text:p>
          </table:table-cell>
          <table:table-cell table:number-columns-repeated="5" table:style-name="ce6" office:value-type="float" office:value="-3" calcext:value-type="float">
            <text:p>-3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Musoori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1.55" calcext:value-type="float">
            <text:p>1.55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1.4" calcext:value-type="float">
            <text:p>1.4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Nanital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ngot</text:p>
          </table:table-cell>
          <table:table-cell table:number-columns-repeated="5" table:style-name="ce4" office:value-type="float" office:value="-3" calcext:value-type="float">
            <text:p>-3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Rajaji National Park</text:p>
          </table:table-cell>
          <table:table-cell table:number-columns-repeated="2" table:style-name="ce6" office:value-type="float" office:value="1.4" calcext:value-type="float">
            <text:p>1.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8" calcext:value-type="float">
            <text:p>0.8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Rishikesh</text:p>
          </table:table-cell>
          <table:table-cell table:number-columns-repeated="2" table:style-name="ce7" office:value-type="float" office:value="1.5" calcext:value-type="float">
            <text:p>1.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5" calcext:value-type="float">
            <text:p>1.5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Rudraprayag</text:p>
          </table:table-cell>
          <table:table-cell table:number-columns-repeated="5" table:style-name="ce4" office:value-type="float" office:value="-3" calcext:value-type="float">
            <text:p>-3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Sattal</text:p>
          </table:table-cell>
          <table:table-cell table:number-columns-repeated="5" table:style-name="ce6" office:value-type="float" office:value="-3" calcext:value-type="float">
            <text:p>-3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Tungath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3" calcext:value-type="float">
            <text:p>-3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Uttarkashi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4.7" calcext:value-type="float">
            <text:p>4.7</text:p>
          </table:table-cell>
          <table:table-cell table:style-name="ce6" office:value-type="float" office:value="-3" calcext:value-type="float">
            <text:p>-3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-3" calcext:value-type="float">
            <text:p>-3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3" table:number-rows-repeated="974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MathJax_Main" svg:font-family="MathJax_Ma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1:43:29.559639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_20__28_2_29_" style:display-name="PageStyle_Sheet1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04:27:10</meta:creation-date>
    <meta:initial-creator>hp</meta:initial-creator>
    <meta:generator>LibreOffice/6.4.2.2$Linux_X86_64 LibreOffice_project/40$Build-2</meta:generator>
    <dc:date>2021-10-11T12:01:01.392376710</dc:date>
    <meta:editing-duration>PT17M37S</meta:editing-duration>
    <meta:editing-cycles>3</meta:editing-cycles>
    <meta:document-statistic meta:table-count="1" meta:cell-count="182" meta:object-count="0"/>
    <meta:user-defined meta:name="WorkbookGuid">ff50b7ce-47fa-4615-b256-0950ac240c95</meta:user-defined>
  </office:meta>
</office:document-meta>
</file>